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AXEIR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05 USF MAIS MACAXEIRA BUR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CAXEIRA III, 0000155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0M0S" table:style-name="ce3">
            <text:p>16:4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IN DO CARMO MENDES</text:p>
          </table:table-cell>
          <table:table-cell office:value-type="date" office:date-value="1989-07-10T00:00:00" table:style-name="ce2">
            <text:p>10/07/1989</text:p>
          </table:table-cell>
          <table:table-cell office:value-type="string" table:style-name="ce1">
            <text:p>36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1.652.434-38</text:p>
          </table:table-cell>
          <table:table-cell office:value-type="float" office:value="700808934428985" table:style-name="ce1">
            <text:p>7,00809E+14</text:p>
          </table:table-cell>
          <table:table-cell office:value-type="string" table:style-name="ce1">
            <text:p>(81) 99906-17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núsia alves rodrigues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163" table:style-name="ce1">
            <text:p>163</text:p>
          </table:table-cell>
          <table:table-cell office:value-type="date" office:date-value="2023-10-05T00:00:00" table:style-name="ce2">
            <text:p>05/10/2023</text:p>
          </table:table-cell>
          <table:table-cell office:value-type="string" table:style-name="ce1">
            <text:p>90/60</text:p>
          </table:table-cell>
          <table:table-cell office:value-type="date" office:date-value="2023-10-05T00:00:00" table:style-name="ce2">
            <text:p>05/10/2023</text:p>
          </table:table-cell>
          <table:table-cell office:value-type="string" table:style-name="ce1">
            <text:p>Habitual</text:p>
          </table:table-cell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ENE MARIA VIEIRA DOS SANTOS</text:p>
          </table:table-cell>
          <table:table-cell office:value-type="date" office:date-value="1984-06-28T00:00:00" table:style-name="ce2">
            <text:p>28/06/1984</text:p>
          </table:table-cell>
          <table:table-cell office:value-type="string" table:style-name="ce1">
            <text:p>41 anos e 2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370.584-74</text:p>
          </table:table-cell>
          <table:table-cell office:value-type="float" office:value="706407635363883" table:style-name="ce1">
            <text:p>7,06408E+14</text:p>
          </table:table-cell>
          <table:table-cell office:value-type="string" table:style-name="ce1">
            <text:p>(81) 98767-12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ônia maria lopes moraes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6" table:style-name="ce1">
            <text:p>166</text:p>
          </table:table-cell>
          <table:table-cell office:value-type="date" office:date-value="2016-06-30T00:00:00" table:style-name="ce2">
            <text:p>30/06/2016</text:p>
          </table:table-cell>
          <table:table-cell office:value-type="string" table:style-name="ce1">
            <text:p>100/60</text:p>
          </table:table-cell>
          <table:table-cell office:value-type="date" office:date-value="2016-06-30T00:00:00" table:style-name="ce2">
            <text:p>30/06/2016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0" table:style-name="ce1">
            <text:p>5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MENDONCA DO NASCIMENTO</text:p>
          </table:table-cell>
          <table:table-cell office:value-type="date" office:date-value="2003-06-18T00:00:00" table:style-name="ce2">
            <text:p>18/06/2003</text:p>
          </table:table-cell>
          <table:table-cell office:value-type="string" table:style-name="ce1">
            <text:p>22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64.209.764-05</text:p>
          </table:table-cell>
          <table:table-cell office:value-type="float" office:value="700005443488303" table:style-name="ce1">
            <text:p>7,00005E+14</text:p>
          </table:table-cell>
          <table:table-cell office:value-type="string" table:style-name="ce1">
            <text:p>(81) 99415-76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los marighella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60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6" table:style-name="ce1">
            <text:p>60,6</text:p>
          </table:table-cell>
          <table:table-cell office:value-type="float" office:value="174" table:style-name="ce1">
            <text:p>174</text:p>
          </table:table-cell>
          <table:table-cell office:value-type="date" office:date-value="2022-10-06T00:00:00" table:style-name="ce2">
            <text:p>06/10/2022</text:p>
          </table:table-cell>
          <table:table-cell office:value-type="string" table:style-name="ce1">
            <text:p>110/70</text:p>
          </table:table-cell>
          <table:table-cell office:value-type="date" office:date-value="2022-10-06T00:00:00" table:style-name="ce2">
            <text:p>06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GELE MARIA DE LIMA</text:p>
          </table:table-cell>
          <table:table-cell office:value-type="date" office:date-value="1989-06-06T00:00:00" table:style-name="ce2">
            <text:p>06/06/1989</text:p>
          </table:table-cell>
          <table:table-cell office:value-type="string" table:style-name="ce1">
            <text:p>36 anos e 2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01.838.874-50</text:p>
          </table:table-cell>
          <table:table-cell office:value-type="float" office:value="708603064336686" table:style-name="ce1">
            <text:p>7,08603E+14</text:p>
          </table:table-cell>
          <table:table-cell office:value-type="string" table:style-name="ce1">
            <text:p>(81) 99650-70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los mariguella</text:p>
          </table:table-cell>
          <table:table-cell office:value-type="string" table:style-name="ce1">
            <text:p>286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6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4" table:style-name="ce1">
            <text:p>59,4</text:p>
          </table:table-cell>
          <table:table-cell office:value-type="float" office:value="150" table:style-name="ce1">
            <text:p>150</text:p>
          </table:table-cell>
          <table:table-cell office:value-type="date" office:date-value="2023-08-03T00:00:00" table:style-name="ce2">
            <text:p>03/08/2023</text:p>
          </table:table-cell>
          <table:table-cell office:value-type="string" table:style-name="ce1">
            <text:p>130/80</text:p>
          </table:table-cell>
          <table:table-cell office:value-type="date" office:date-value="2023-08-03T00:00:00" table:style-name="ce2">
            <text:p>03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FAELA BARBOSA DE SANTANA</text:p>
          </table:table-cell>
          <table:table-cell office:value-type="date" office:date-value="1985-09-25T00:00:00" table:style-name="ce2">
            <text:p>25/09/1985</text:p>
          </table:table-cell>
          <table:table-cell office:value-type="string" table:style-name="ce1">
            <text:p>39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350.284-25</text:p>
          </table:table-cell>
          <table:table-cell office:value-type="float" office:value="704803585605044" table:style-name="ce1">
            <text:p>7,04804E+14</text:p>
          </table:table-cell>
          <table:table-cell office:value-type="string" table:style-name="ce1">
            <text:p>(81) 99296-29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urdes maria wanderley pontes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4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5" table:style-name="ce1">
            <text:p>85,5</text:p>
          </table:table-cell>
          <table:table-cell office:value-type="float" office:value="155" table:style-name="ce1">
            <text:p>155</text:p>
          </table:table-cell>
          <table:table-cell office:value-type="date" office:date-value="2017-08-14T00:00:00" table:style-name="ce2">
            <text:p>14/08/2017</text:p>
          </table:table-cell>
          <table:table-cell office:value-type="string" table:style-name="ce1">
            <text:p>110/70</text:p>
          </table:table-cell>
          <table:table-cell office:value-type="date" office:date-value="2017-08-14T00:00:00" table:style-name="ce2">
            <text:p>14/08/2017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9" table:style-name="ce1">
            <text:p>459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BRINA MARCELA DE LIMA PEREIRA</text:p>
          </table:table-cell>
          <table:table-cell office:value-type="date" office:date-value="2000-02-26T00:00:00" table:style-name="ce2">
            <text:p>26/02/2000</text:p>
          </table:table-cell>
          <table:table-cell office:value-type="string" table:style-name="ce1">
            <text:p>25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843.264-74</text:p>
          </table:table-cell>
          <table:table-cell office:value-type="float" office:value="706200543446265" table:style-name="ce1">
            <text:p>7,06201E+14</text:p>
          </table:table-cell>
          <table:table-cell office:value-type="string" table:style-name="ce1">
            <text:p>(81) 98109-94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ís josé da cunha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9" table:style-name="ce1">
            <text:p>169</text:p>
          </table:table-cell>
          <table:table-cell office:value-type="date" office:date-value="2019-09-26T00:00:00" table:style-name="ce2">
            <text:p>26/09/2019</text:p>
          </table:table-cell>
          <table:table-cell office:value-type="string" table:style-name="ce1">
            <text:p>100/60</text:p>
          </table:table-cell>
          <table:table-cell office:value-type="date" office:date-value="2019-09-26T00:00:00" table:style-name="ce2">
            <text:p>26/09/2019</text:p>
          </table:table-cell>
          <table:table-cell office:value-type="string" table:style-name="ce1">
            <text:p>Habitual</text:p>
          </table:table-cell>
          <table:table-cell office:value-type="float" office:value="345" table:style-name="ce1">
            <text:p>345</text:p>
          </table:table-cell>
          <table:table-cell office:value-type="float" office:value="4" table:style-name="ce1">
            <text:p>4</text:p>
          </table:table-cell>
          <table:table-cell office:value-type="float" office:value="345" table:style-name="ce1">
            <text:p>34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ARIA DE SOUZA</text:p>
          </table:table-cell>
          <table:table-cell office:value-type="date" office:date-value="1989-03-27T00:00:00" table:style-name="ce2">
            <text:p>27/03/1989</text:p>
          </table:table-cell>
          <table:table-cell office:value-type="string" table:style-name="ce1">
            <text:p>36 anos e 5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879.344-80</text:p>
          </table:table-cell>
          <table:table-cell office:value-type="float" office:value="708101660651440" table:style-name="ce1">
            <text:p>7,08102E+14</text:p>
          </table:table-cell>
          <table:table-cell office:value-type="string" table:style-name="ce1">
            <text:p>(81) 98635-10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uline reichstul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4.5" table:style-name="ce1">
            <text:p>164,5</text:p>
          </table:table-cell>
          <table:table-cell office:value-type="date" office:date-value="2018-09-17T00:00:00" table:style-name="ce2">
            <text:p>17/09/2018</text:p>
          </table:table-cell>
          <table:table-cell office:value-type="string" table:style-name="ce1">
            <text:p>100/60</text:p>
          </table:table-cell>
          <table:table-cell office:value-type="date" office:date-value="2018-09-17T00:00:00" table:style-name="ce2">
            <text:p>17/09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7" table:style-name="ce1">
            <text:p>39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RISCILA DOS SANTOS</text:p>
          </table:table-cell>
          <table:table-cell office:value-type="date" office:date-value="1986-07-15T00:00:00" table:style-name="ce2">
            <text:p>15/07/1986</text:p>
          </table:table-cell>
          <table:table-cell office:value-type="string" table:style-name="ce1">
            <text:p>39 anos e 1 mê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374.594-01</text:p>
          </table:table-cell>
          <table:table-cell office:value-type="float" office:value="708008319883423" table:style-name="ce1">
            <text:p>7,08008E+14</text:p>
          </table:table-cell>
          <table:table-cell office:value-type="string" table:style-name="ce1">
            <text:p>(81) 99807-75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344-843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uline reichstul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0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8" table:style-name="ce1">
            <text:p>93,8</text:p>
          </table:table-cell>
          <table:table-cell office:value-type="float" office:value="163" table:style-name="ce1">
            <text:p>163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120/80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3" table:style-name="ce1">
            <text:p>17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BETH PONTES DE FREITAS</text:p>
          </table:table-cell>
          <table:table-cell office:value-type="date" office:date-value="1991-11-19T00:00:00" table:style-name="ce2">
            <text:p>19/11/1991</text:p>
          </table:table-cell>
          <table:table-cell office:value-type="string" table:style-name="ce1">
            <text:p>33 anos e 9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9.165.414-01</text:p>
          </table:table-cell>
          <table:table-cell office:value-type="float" office:value="705000246580556" table:style-name="ce1">
            <text:p>7,05E+14</text:p>
          </table:table-cell>
          <table:table-cell office:value-type="string" table:style-name="ce1">
            <text:p>(81) 99857-30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Pauline reichstu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" table:style-name="ce1">
            <text:p>97</text:p>
          </table:table-cell>
          <table:table-cell office:value-type="float" office:value="158.5" table:style-name="ce1">
            <text:p>158,5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13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ZAMA VICTORIA SILVA SOARES</text:p>
          </table:table-cell>
          <table:table-cell office:value-type="date" office:date-value="1994-12-04T00:00:00" table:style-name="ce2">
            <text:p>04/12/1994</text:p>
          </table:table-cell>
          <table:table-cell office:value-type="string" table:style-name="ce1">
            <text:p>30 anos e 8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996.614-09</text:p>
          </table:table-cell>
          <table:table-cell office:value-type="float" office:value="700508595987459" table:style-name="ce1">
            <text:p>7,00509E+14</text:p>
          </table:table-cell>
          <table:table-cell office:value-type="string" table:style-name="ce1">
            <text:p>(81) 99828-17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noel lisboa de moura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.9" table:style-name="ce1">
            <text:p>45,9</text:p>
          </table:table-cell>
          <table:table-cell office:value-type="float" office:value="158.30000000000001" table:style-name="ce1">
            <text:p>158,3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00/7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MARIA DE OLIVEIRA SILVA</text:p>
          </table:table-cell>
          <table:table-cell office:value-type="date" office:date-value="1989-11-29T00:00:00" table:style-name="ce2">
            <text:p>29/11/1989</text:p>
          </table:table-cell>
          <table:table-cell office:value-type="string" table:style-name="ce1">
            <text:p>35 anos e 9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4.357.514-06</text:p>
          </table:table-cell>
          <table:table-cell office:value-type="float" office:value="706803707841525" table:style-name="ce1">
            <text:p>7,06804E+14</text:p>
          </table:table-cell>
          <table:table-cell office:value-type="string" table:style-name="ce1">
            <text:p>(81) 97326-4560</text:p>
          </table:table-cell>
          <table:table-cell office:value-type="string" table:style-name="ce1">
            <text:p>(81) 3023-8407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noel lisboa de moura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4" table:style-name="ce1">
            <text:p>88,4</text:p>
          </table:table-cell>
          <table:table-cell office:value-type="float" office:value="167" table:style-name="ce1">
            <text:p>167</text:p>
          </table:table-cell>
          <table:table-cell office:value-type="date" office:date-value="2022-09-08T00:00:00" table:style-name="ce2">
            <text:p>08/09/2022</text:p>
          </table:table-cell>
          <table:table-cell office:value-type="string" table:style-name="ce1">
            <text:p>109/64</text:p>
          </table:table-cell>
          <table:table-cell office:value-type="date" office:date-value="2022-09-08T00:00:00" table:style-name="ce2">
            <text:p>08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3" table:style-name="ce1">
            <text:p>19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KA CAMPELO DA SILVA</text:p>
          </table:table-cell>
          <table:table-cell office:value-type="date" office:date-value="1996-10-19T00:00:00" table:style-name="ce2">
            <text:p>19/10/1996</text:p>
          </table:table-cell>
          <table:table-cell office:value-type="string" table:style-name="ce1">
            <text:p>28 anos e 10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605.324-71</text:p>
          </table:table-cell>
          <table:table-cell office:value-type="float" office:value="705009607708151" table:style-name="ce1">
            <text:p>7,0501E+14</text:p>
          </table:table-cell>
          <table:table-cell office:value-type="string" table:style-name="ce1">
            <text:p>(81) 98341-41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noel lisboa de moura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2" table:style-name="ce1">
            <text:p>52,2</text:p>
          </table:table-cell>
          <table:table-cell office:value-type="float" office:value="154" table:style-name="ce1">
            <text:p>154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00/6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HALIA KETINNY CARDOSO DE LIMA</text:p>
          </table:table-cell>
          <table:table-cell office:value-type="date" office:date-value="1997-10-17T00:00:00" table:style-name="ce2">
            <text:p>17/10/1997</text:p>
          </table:table-cell>
          <table:table-cell office:value-type="string" table:style-name="ce1">
            <text:p>27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260.484-46</text:p>
          </table:table-cell>
          <table:table-cell office:value-type="float" office:value="704206737321386" table:style-name="ce1">
            <text:p>7,04207E+14</text:p>
          </table:table-cell>
          <table:table-cell office:value-type="string" table:style-name="ce1">
            <text:p>(81) 98247-18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anoel lisboa de moura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1" table:style-name="ce1">
            <text:p>82,1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1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LAUDIANA SILVA DE SANTANA</text:p>
          </table:table-cell>
          <table:table-cell office:value-type="date" office:date-value="1985-03-23T00:00:00" table:style-name="ce2">
            <text:p>23/03/1985</text:p>
          </table:table-cell>
          <table:table-cell office:value-type="string" table:style-name="ce1">
            <text:p>40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9.150.624-66</text:p>
          </table:table-cell>
          <table:table-cell office:value-type="float" office:value="708707135396999" table:style-name="ce1">
            <text:p>7,08707E+14</text:p>
          </table:table-cell>
          <table:table-cell office:value-type="string" table:style-name="ce1">
            <text:p>(81) 99227-43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1" table:style-name="ce1">
            <text:p>89,1</text:p>
          </table:table-cell>
          <table:table-cell office:value-type="float" office:value="150" table:style-name="ce1">
            <text:p>150</text:p>
          </table:table-cell>
          <table:table-cell office:value-type="date" office:date-value="2025-05-05T00:00:00" table:style-name="ce2">
            <text:p>05/05/2025</text:p>
          </table:table-cell>
          <table:table-cell office:value-type="string" table:style-name="ce1">
            <text:p>116/65</text:p>
          </table:table-cell>
          <table:table-cell office:value-type="date" office:date-value="2025-05-05T00:00:00" table:style-name="ce2">
            <text:p>05/05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LUNA DE OLIVEIRA</text:p>
          </table:table-cell>
          <table:table-cell office:value-type="date" office:date-value="1989-02-23T00:00:00" table:style-name="ce2">
            <text:p>23/02/1989</text:p>
          </table:table-cell>
          <table:table-cell office:value-type="string" table:style-name="ce1">
            <text:p>36 anos e 6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605.194-96</text:p>
          </table:table-cell>
          <table:table-cell office:value-type="float" office:value="705002887457352" table:style-name="ce1">
            <text:p>7,05003E+14</text:p>
          </table:table-cell>
          <table:table-cell office:value-type="string" table:style-name="ce1">
            <text:p>(81) 98754-89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ônia maria lopes mora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.25" table:style-name="ce1">
            <text:p>99,25</text:p>
          </table:table-cell>
          <table:table-cell office:value-type="float" office:value="175.5" table:style-name="ce1">
            <text:p>175,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7/6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LUIZA GALHARDO DOS SANTOS</text:p>
          </table:table-cell>
          <table:table-cell office:value-type="date" office:date-value="2006-04-06T00:00:00" table:style-name="ce2">
            <text:p>06/04/2006</text:p>
          </table:table-cell>
          <table:table-cell office:value-type="string" table:style-name="ce1">
            <text:p>19 anos e 4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776.994-73</text:p>
          </table:table-cell>
          <table:table-cell office:value-type="float" office:value="708505334263972" table:style-name="ce1">
            <text:p>7,08505E+14</text:p>
          </table:table-cell>
          <table:table-cell office:value-type="string" table:style-name="ce1">
            <text:p>(81) 9658-73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7904-239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ACS GLAU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8" table:style-name="ce1">
            <text:p>65,8</text:p>
          </table:table-cell>
          <table:table-cell office:value-type="float" office:value="175" table:style-name="ce1">
            <text:p>175</text:p>
          </table:table-cell>
          <table:table-cell office:value-type="date" office:date-value="2025-02-10T00:00:00" table:style-name="ce2">
            <text:p>10/02/2025</text:p>
          </table:table-cell>
          <table:table-cell office:value-type="string" table:style-name="ce1">
            <text:p>90/60</text:p>
          </table:table-cell>
          <table:table-cell office:value-type="date" office:date-value="2025-06-12T00:00:00" table:style-name="ce2">
            <text:p>12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DA SILVA FREITAS</text:p>
          </table:table-cell>
          <table:table-cell office:value-type="date" office:date-value="1995-09-25T00:00:00" table:style-name="ce2">
            <text:p>25/09/1995</text:p>
          </table:table-cell>
          <table:table-cell office:value-type="string" table:style-name="ce1">
            <text:p>29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227.634-33</text:p>
          </table:table-cell>
          <table:table-cell office:value-type="float" office:value="706504325809596" table:style-name="ce1">
            <text:p>7,06504E+14</text:p>
          </table:table-cell>
          <table:table-cell office:value-type="string" table:style-name="ce1">
            <text:p>(81) 98649-49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49-491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CASA D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.9" table:style-name="ce1">
            <text:p>42,9</text:p>
          </table:table-cell>
          <table:table-cell office:value-type="float" office:value="163" table:style-name="ce1">
            <text:p>163</text:p>
          </table:table-cell>
          <table:table-cell office:value-type="date" office:date-value="2020-03-18T00:00:00" table:style-name="ce2">
            <text:p>18/03/2020</text:p>
          </table:table-cell>
          <table:table-cell office:value-type="string" table:style-name="ce1">
            <text:p>100/60</text:p>
          </table:table-cell>
          <table:table-cell office:value-type="date" office:date-value="2020-03-18T00:00:00" table:style-name="ce2">
            <text:p>18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5" table:style-name="ce1">
            <text:p>3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MARIA DA SILVA</text:p>
          </table:table-cell>
          <table:table-cell office:value-type="date" office:date-value="1990-03-09T00:00:00" table:style-name="ce2">
            <text:p>09/03/1990</text:p>
          </table:table-cell>
          <table:table-cell office:value-type="string" table:style-name="ce1">
            <text:p>35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16.068.104-99</text:p>
          </table:table-cell>
          <table:table-cell office:value-type="float" office:value="708206675253547" table:style-name="ce1">
            <text:p>7,08207E+14</text:p>
          </table:table-cell>
          <table:table-cell office:value-type="string" table:style-name="ce1">
            <text:p>(81) 98814-07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3" table:style-name="ce1">
            <text:p>86,3</text:p>
          </table:table-cell>
          <table:table-cell office:value-type="float" office:value="160" table:style-name="ce1">
            <text:p>160</text:p>
          </table:table-cell>
          <table:table-cell office:value-type="date" office:date-value="2022-04-04T00:00:00" table:style-name="ce2">
            <text:p>04/04/2022</text:p>
          </table:table-cell>
          <table:table-cell office:value-type="string" table:style-name="ce1">
            <text:p>120/60</text:p>
          </table:table-cell>
          <table:table-cell office:value-type="date" office:date-value="2022-04-04T00:00:00" table:style-name="ce2">
            <text:p>04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LYANA SOARES DA SILVA</text:p>
          </table:table-cell>
          <table:table-cell office:value-type="date" office:date-value="1991-10-09T00:00:00" table:style-name="ce2">
            <text:p>09/10/1991</text:p>
          </table:table-cell>
          <table:table-cell office:value-type="string" table:style-name="ce1">
            <text:p>33 anos e 10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0.941.874-28</text:p>
          </table:table-cell>
          <table:table-cell office:value-type="float" office:value="706705560479915" table:style-name="ce1">
            <text:p>7,06706E+14</text:p>
          </table:table-cell>
          <table:table-cell office:value-type="string" table:style-name="ce1">
            <text:p>(81) 98952-00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5" table:style-name="ce1">
            <text:p>92,5</text:p>
          </table:table-cell>
          <table:table-cell office:value-type="float" office:value="168" table:style-name="ce1">
            <text:p>168</text:p>
          </table:table-cell>
          <table:table-cell office:value-type="date" office:date-value="2019-01-28T00:00:00" table:style-name="ce2">
            <text:p>28/01/2019</text:p>
          </table:table-cell>
          <table:table-cell office:value-type="string" table:style-name="ce1">
            <text:p>90/60</text:p>
          </table:table-cell>
          <table:table-cell office:value-type="date" office:date-value="2019-01-28T00:00:00" table:style-name="ce2">
            <text:p>28/0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QUITERIA MARIA DA SILVA</text:p>
          </table:table-cell>
          <table:table-cell office:value-type="date" office:date-value="1978-12-09T00:00:00" table:style-name="ce2">
            <text:p>09/12/1978</text:p>
          </table:table-cell>
          <table:table-cell office:value-type="string" table:style-name="ce1">
            <text:p>46 anos e 8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0.411.164-03</text:p>
          </table:table-cell>
          <table:table-cell office:value-type="float" office:value="702403040716120" table:style-name="ce1">
            <text:p>7,02403E+14</text:p>
          </table:table-cell>
          <table:table-cell office:value-type="string" table:style-name="ce1">
            <text:p>(81) 98612-60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ônia maria lopes morae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6" table:style-name="ce1">
            <text:p>156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110/70</text:p>
          </table:table-cell>
          <table:table-cell office:value-type="date" office:date-value="2018-04-12T00:00:00" table:style-name="ce2">
            <text:p>12/04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LISSIANA EMILY SANTANA DO NASCIMENTO</text:p>
          </table:table-cell>
          <table:table-cell office:value-type="date" office:date-value="2004-01-06T00:00:00" table:style-name="ce2">
            <text:p>06/01/2004</text:p>
          </table:table-cell>
          <table:table-cell office:value-type="string" table:style-name="ce1">
            <text:p>21 anos e 7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42.289.354-51</text:p>
          </table:table-cell>
          <table:table-cell office:value-type="float" office:value="898003004900256" table:style-name="ce1">
            <text:p>8,98003E+14</text:p>
          </table:table-cell>
          <table:table-cell office:value-type="string" table:style-name="ce1">
            <text:p>(81) 98311-89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2" table:style-name="ce1">
            <text:p>62,2</text:p>
          </table:table-cell>
          <table:table-cell office:value-type="float" office:value="147.5" table:style-name="ce1">
            <text:p>147,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7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ROBERTA SILVA PEREIRA BARBOSA</text:p>
          </table:table-cell>
          <table:table-cell office:value-type="date" office:date-value="2002-01-05T00:00:00" table:style-name="ce2">
            <text:p>05/01/2002</text:p>
          </table:table-cell>
          <table:table-cell office:value-type="string" table:style-name="ce1">
            <text:p>23 anos e 7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188.614-22</text:p>
          </table:table-cell>
          <table:table-cell office:value-type="float" office:value="704703755558034" table:style-name="ce1">
            <text:p>7,04704E+14</text:p>
          </table:table-cell>
          <table:table-cell office:value-type="string" table:style-name="ce1">
            <text:p>(81) 3355-6298</text:p>
          </table:table-cell>
          <table:table-cell office:value-type="string" table:style-name="ce1">
            <text:p>(81) 3265-4029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anúsia alves rodrigue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LADO DIREITO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3" table:style-name="ce1">
            <text:p>71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09/64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VELLYN EDUARDA BARBOSA DE SOUZA</text:p>
          </table:table-cell>
          <table:table-cell office:value-type="date" office:date-value="2005-03-03T00:00:00" table:style-name="ce2">
            <text:p>03/03/2005</text:p>
          </table:table-cell>
          <table:table-cell office:value-type="string" table:style-name="ce1">
            <text:p>20 anos e 5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6.277.134-16</text:p>
          </table:table-cell>
          <table:table-cell office:value-type="float" office:value="898050097315631" table:style-name="ce1">
            <text:p>8,9805E+14</text:p>
          </table:table-cell>
          <table:table-cell office:value-type="string" table:style-name="ce1">
            <text:p>(81) 98407-26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ônia maria lopes moraes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2" table:style-name="ce1">
            <text:p>74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100/50</text:p>
          </table:table-cell>
          <table:table-cell office:value-type="date" office:date-value="2025-04-11T00:00:00" table:style-name="ce2">
            <text:p>11/04/2025</text:p>
          </table:table-cell>
          <table:table-cell office:value-type="string" table:style-name="ce1">
            <text:p>Habitual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KARLA OLIVEIRA NAZARIO</text:p>
          </table:table-cell>
          <table:table-cell office:value-type="date" office:date-value="1998-12-28T00:00:00" table:style-name="ce2">
            <text:p>28/12/1998</text:p>
          </table:table-cell>
          <table:table-cell office:value-type="string" table:style-name="ce1">
            <text:p>26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442.384-13</text:p>
          </table:table-cell>
          <table:table-cell office:value-type="float" office:value="709009816988419" table:style-name="ce1">
            <text:p>7,0901E+14</text:p>
          </table:table-cell>
          <table:table-cell office:value-type="string" table:style-name="ce1">
            <text:p>(81) 98579-42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ônia maria lopes moraes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5" table:style-name="ce1">
            <text:p>56,5</text:p>
          </table:table-cell>
          <table:table-cell office:value-type="float" office:value="158" table:style-name="ce1">
            <text:p>158</text:p>
          </table:table-cell>
          <table:table-cell office:value-type="date" office:date-value="2019-09-13T00:00:00" table:style-name="ce2">
            <text:p>13/09/2019</text:p>
          </table:table-cell>
          <table:table-cell office:value-type="string" table:style-name="ce1">
            <text:p>110/60</text:p>
          </table:table-cell>
          <table:table-cell office:value-type="date" office:date-value="2019-09-13T00:00:00" table:style-name="ce2">
            <text:p>13/09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1" table:style-name="ce1">
            <text:p>35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A MARIA GALDINO VITORINO DA SILVA</text:p>
          </table:table-cell>
          <table:table-cell office:value-type="date" office:date-value="1988-09-12T00:00:00" table:style-name="ce2">
            <text:p>12/09/1988</text:p>
          </table:table-cell>
          <table:table-cell office:value-type="string" table:style-name="ce1">
            <text:p>36 anos e 11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959.854-80</text:p>
          </table:table-cell>
          <table:table-cell office:value-type="float" office:value="703004895513474" table:style-name="ce1">
            <text:p>7,03005E+14</text:p>
          </table:table-cell>
          <table:table-cell office:value-type="string" table:style-name="ce1">
            <text:p>(81) 99964-98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ônia maria lopes moraes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.5" table:style-name="ce1">
            <text:p>107,5</text:p>
          </table:table-cell>
          <table:table-cell office:value-type="float" office:value="163" table:style-name="ce1">
            <text:p>163</text:p>
          </table:table-cell>
          <table:table-cell office:value-type="date" office:date-value="2017-06-12T00:00:00" table:style-name="ce2">
            <text:p>12/06/2017</text:p>
          </table:table-cell>
          <table:table-cell office:value-type="string" table:style-name="ce1">
            <text:p>110/80</text:p>
          </table:table-cell>
          <table:table-cell office:value-type="date" office:date-value="2020-01-10T00:00:00" table:style-name="ce2">
            <text:p>10/01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6" table:style-name="ce1">
            <text:p>46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JOSE DA SILVA</text:p>
          </table:table-cell>
          <table:table-cell office:value-type="date" office:date-value="1993-10-14T00:00:00" table:style-name="ce2">
            <text:p>14/10/1993</text:p>
          </table:table-cell>
          <table:table-cell office:value-type="string" table:style-name="ce1">
            <text:p>31 anos e 10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7.203.384-41</text:p>
          </table:table-cell>
          <table:table-cell office:value-type="float" office:value="702906527740371" table:style-name="ce1">
            <text:p>7,02907E+14</text:p>
          </table:table-cell>
          <table:table-cell office:value-type="string" table:style-name="ce1">
            <text:p>(81) 99268-18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ônia maria lopes moraes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9" table:style-name="ce1">
            <text:p>55,9</text:p>
          </table:table-cell>
          <table:table-cell office:value-type="float" office:value="146" table:style-name="ce1">
            <text:p>146</text:p>
          </table:table-cell>
          <table:table-cell office:value-type="date" office:date-value="2024-07-08T00:00:00" table:style-name="ce2">
            <text:p>08/07/2024</text:p>
          </table:table-cell>
          <table:table-cell office:value-type="string" table:style-name="ce1">
            <text:p>110/80</text:p>
          </table:table-cell>
          <table:table-cell office:value-type="date" office:date-value="2024-07-08T00:00:00" table:style-name="ce2">
            <text:p>08/07/2024</text:p>
          </table:table-cell>
          <table:table-cell office:value-type="string" table:style-name="ce1">
            <text:p>Habitual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CRISTINA BARBOSA SOARES</text:p>
          </table:table-cell>
          <table:table-cell office:value-type="date" office:date-value="1983-12-22T00:00:00" table:style-name="ce2">
            <text:p>22/12/1983</text:p>
          </table:table-cell>
          <table:table-cell office:value-type="string" table:style-name="ce1">
            <text:p>41 anos e 8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4.219.164-48</text:p>
          </table:table-cell>
          <table:table-cell office:value-type="float" office:value="702103880722870" table:style-name="ce1">
            <text:p>7,02104E+14</text:p>
          </table:table-cell>
          <table:table-cell office:value-type="string" table:style-name="ce1">
            <text:p>(81) 99186-61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ônia maria lopes moraes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65" table:style-name="ce1">
            <text:p>165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120/80</text:p>
          </table:table-cell>
          <table:table-cell office:value-type="date" office:date-value="2022-02-23T00:00:00" table:style-name="ce2">
            <text:p>23/02/2022</text:p>
          </table:table-cell>
          <table:table-cell office:value-type="string" table:style-name="ce1">
            <text:p>Alto</text:p>
          </table:table-cell>
          <table:table-cell office:value-type="float" office:value="221" table:style-name="ce1">
            <text:p>221</text:p>
          </table:table-cell>
          <table:table-cell office:value-type="float" office:value="5" table:style-name="ce1">
            <text:p>5</text:p>
          </table:table-cell>
          <table:table-cell office:value-type="float" office:value="222" table:style-name="ce1">
            <text:p>222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SANTOS DE OLIVEIRA</text:p>
          </table:table-cell>
          <table:table-cell office:value-type="date" office:date-value="1993-07-27T00:00:00" table:style-name="ce2">
            <text:p>27/07/1993</text:p>
          </table:table-cell>
          <table:table-cell office:value-type="string" table:style-name="ce1">
            <text:p>32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567.324-08</text:p>
          </table:table-cell>
          <table:table-cell office:value-type="float" office:value="707601258887394" table:style-name="ce1">
            <text:p>7,07601E+14</text:p>
          </table:table-cell>
          <table:table-cell office:value-type="string" table:style-name="ce1">
            <text:p>(81) 98841-16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dijas carvalho de souza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4.5" table:style-name="ce1">
            <text:p>164,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ZIRAN CAMPELO DE FARIAS PEREIRA</text:p>
          </table:table-cell>
          <table:table-cell office:value-type="date" office:date-value="1987-01-07T00:00:00" table:style-name="ce2">
            <text:p>07/01/1987</text:p>
          </table:table-cell>
          <table:table-cell office:value-type="string" table:style-name="ce1">
            <text:p>38 anos e 7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9.309.944-39</text:p>
          </table:table-cell>
          <table:table-cell office:value-type="float" office:value="209057132940003" table:style-name="ce1">
            <text:p>2,09057E+14</text:p>
          </table:table-cell>
          <table:table-cell office:value-type="string" table:style-name="ce1">
            <text:p>(81) 98576-88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Odijas carvalho de souz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MARINHO DOS SANTOS PAJEU</text:p>
          </table:table-cell>
          <table:table-cell office:value-type="date" office:date-value="1998-06-01T00:00:00" table:style-name="ce2">
            <text:p>01/06/1998</text:p>
          </table:table-cell>
          <table:table-cell office:value-type="string" table:style-name="ce1">
            <text:p>27 anos e 3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9.495.824-93</text:p>
          </table:table-cell>
          <table:table-cell office:value-type="float" office:value="704009861869260" table:style-name="ce1">
            <text:p>7,0401E+14</text:p>
          </table:table-cell>
          <table:table-cell office:value-type="string" table:style-name="ce1">
            <text:p>(81) 99308-1126</text:p>
          </table:table-cell>
          <table:table-cell office:value-type="string" table:style-name="ce1">
            <text:p>(81) 99308-1126</text:p>
          </table:table-cell>
          <table:table-cell office:value-type="string" table:style-name="ce1">
            <text:p>(81) 99308-1126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natália de souza alves de mel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02 LOTE 20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15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" table:style-name="ce1">
            <text:p>73,3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100/70</text:p>
          </table:table-cell>
          <table:table-cell office:value-type="date" office:date-value="2025-04-28T00:00:00" table:style-name="ce2">
            <text:p>28/04/2025</text:p>
          </table:table-cell>
          <table:table-cell office:value-type="string" table:style-name="ce1">
            <text:p>Habitual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RAFAELA FARIAS DOS PRAZERES</text:p>
          </table:table-cell>
          <table:table-cell office:value-type="date" office:date-value="2005-06-27T00:00:00" table:style-name="ce2">
            <text:p>27/06/2005</text:p>
          </table:table-cell>
          <table:table-cell office:value-type="string" table:style-name="ce1">
            <text:p>20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479.754-39</text:p>
          </table:table-cell>
          <table:table-cell office:value-type="float" office:value="700502390538150" table:style-name="ce1">
            <text:p>7,00502E+14</text:p>
          </table:table-cell>
          <table:table-cell office:value-type="string" table:style-name="ce1">
            <text:p>(81) 98328-10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Odijas carvalho de souza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05 LOTE 05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4" table:style-name="ce1">
            <text:p>56,4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00/7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KETTULLY SILVA SOUZA</text:p>
          </table:table-cell>
          <table:table-cell office:value-type="date" office:date-value="1996-01-27T00:00:00" table:style-name="ce2">
            <text:p>27/01/1996</text:p>
          </table:table-cell>
          <table:table-cell office:value-type="string" table:style-name="ce1">
            <text:p>29 anos e 7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308.474-63</text:p>
          </table:table-cell>
          <table:table-cell office:value-type="float" office:value="701804266648575" table:style-name="ce1">
            <text:p>7,01804E+14</text:p>
          </table:table-cell>
          <table:table-cell office:value-type="string" table:style-name="ce1">
            <text:p>(81) 99408-46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natália de souza alves de mel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02 LOTE 14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1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9" table:style-name="ce1">
            <text:p>82,9</text:p>
          </table:table-cell>
          <table:table-cell office:value-type="float" office:value="159" table:style-name="ce1">
            <text:p>159</text:p>
          </table:table-cell>
          <table:table-cell office:value-type="date" office:date-value="2025-06-09T00:00:00" table:style-name="ce2">
            <text:p>09/06/2025</text:p>
          </table:table-cell>
          <table:table-cell office:value-type="string" table:style-name="ce1">
            <text:p>12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CTORIA STEPHANIE DA SILVA SANTANA</text:p>
          </table:table-cell>
          <table:table-cell office:value-type="date" office:date-value="2003-04-25T00:00:00" table:style-name="ce2">
            <text:p>25/04/2003</text:p>
          </table:table-cell>
          <table:table-cell office:value-type="string" table:style-name="ce1">
            <text:p>22 anos e 4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3.193.504-83</text:p>
          </table:table-cell>
          <table:table-cell office:value-type="float" office:value="898002842139757" table:style-name="ce1">
            <text:p>8,98003E+14</text:p>
          </table:table-cell>
          <table:table-cell office:value-type="string" table:style-name="ce1">
            <text:p>(81) 98267-00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natália de souza alves de mel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QUADRA 06 LOTE 02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1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1.4" table:style-name="ce1">
            <text:p>91,4</text:p>
          </table:table-cell>
          <table:table-cell office:value-type="float" office:value="173" table:style-name="ce1">
            <text:p>173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20/72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BATISTA DE ALMEIDA</text:p>
          </table:table-cell>
          <table:table-cell office:value-type="date" office:date-value="1997-04-28T00:00:00" table:style-name="ce2">
            <text:p>28/04/1997</text:p>
          </table:table-cell>
          <table:table-cell office:value-type="string" table:style-name="ce1">
            <text:p>28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708.304-50</text:p>
          </table:table-cell>
          <table:table-cell office:value-type="float" office:value="706006857167544" table:style-name="ce1">
            <text:p>7,06007E+14</text:p>
          </table:table-cell>
          <table:table-cell office:value-type="string" table:style-name="ce1">
            <text:p>(81) 9471-1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aria amália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5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56" table:style-name="ce1">
            <text:p>156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110/7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KAELA CONCEIÇÃO DA SILVA</text:p>
          </table:table-cell>
          <table:table-cell office:value-type="date" office:date-value="1988-11-19T00:00:00" table:style-name="ce2">
            <text:p>19/11/1988</text:p>
          </table:table-cell>
          <table:table-cell office:value-type="string" table:style-name="ce1">
            <text:p>36 anos e 9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5.410.144-43</text:p>
          </table:table-cell>
          <table:table-cell office:value-type="float" office:value="707600233136599" table:style-name="ce1">
            <text:p>7,076E+14</text:p>
          </table:table-cell>
          <table:table-cell office:value-type="string" table:style-name="ce1">
            <text:p>(81) 98737-43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Hiran de lima pereir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Q18 L20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825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1" table:style-name="ce1">
            <text:p>85,1</text:p>
          </table:table-cell>
          <table:table-cell office:value-type="float" office:value="176" table:style-name="ce1">
            <text:p>176</text:p>
          </table:table-cell>
          <table:table-cell office:value-type="date" office:date-value="2022-09-22T00:00:00" table:style-name="ce2">
            <text:p>22/09/2022</text:p>
          </table:table-cell>
          <table:table-cell office:value-type="string" table:style-name="ce1">
            <text:p>120/60</text:p>
          </table:table-cell>
          <table:table-cell office:value-type="date" office:date-value="2022-09-22T00:00:00" table:style-name="ce2">
            <text:p>22/09/2022</text:p>
          </table:table-cell>
          <table:table-cell office:value-type="string" table:style-name="ce1">
            <text:p>Habitual</text:p>
          </table:table-cell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LITA CRISTINA PESSOA DOS SANTOS</text:p>
          </table:table-cell>
          <table:table-cell office:value-type="date" office:date-value="1993-03-09T00:00:00" table:style-name="ce2">
            <text:p>09/03/1993</text:p>
          </table:table-cell>
          <table:table-cell office:value-type="string" table:style-name="ce1">
            <text:p>32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233.584-58</text:p>
          </table:table-cell>
          <table:table-cell office:value-type="float" office:value="706206553838463" table:style-name="ce1">
            <text:p>7,06207E+14</text:p>
          </table:table-cell>
          <table:table-cell office:value-type="string" table:style-name="ce1">
            <text:p>(81) 98370-26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Gregório bezerra</text:p>
          </table:table-cell>
          <table:table-cell office:value-type="string" table:style-name="ce1">
            <text:p>01f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2" table:style-name="ce1">
            <text:p>152</text:p>
          </table:table-cell>
          <table:table-cell office:value-type="date" office:date-value="2025-05-27T00:00:00" table:style-name="ce2">
            <text:p>27/05/2025</text:p>
          </table:table-cell>
          <table:table-cell office:value-type="string" table:style-name="ce1">
            <text:p>120/90</text:p>
          </table:table-cell>
          <table:table-cell office:value-type="date" office:date-value="2019-01-22T00:00:00" table:style-name="ce2">
            <text:p>22/01/2019</text:p>
          </table:table-cell>
          <table:table-cell office:value-type="string" table:style-name="ce1">
            <text:p>Habitual</text:p>
          </table:table-cell>
          <table:table-cell office:value-type="float" office:value="383" table:style-name="ce1">
            <text:p>383</text:p>
          </table:table-cell>
          <table:table-cell office:value-type="float" office:value="2" table:style-name="ce1">
            <text:p>2</text:p>
          </table:table-cell>
          <table:table-cell office:value-type="float" office:value="381" table:style-name="ce1">
            <text:p>38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ASMIM DA SILVA FELICIANO</text:p>
          </table:table-cell>
          <table:table-cell office:value-type="date" office:date-value="2000-08-28T00:00:00" table:style-name="ce2">
            <text:p>28/08/2000</text:p>
          </table:table-cell>
          <table:table-cell office:value-type="string" table:style-name="ce1">
            <text:p>25 ano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3.656.494-82</text:p>
          </table:table-cell>
          <table:table-cell office:value-type="float" office:value="704108283166480" table:style-name="ce1">
            <text:p>7,04108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8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SMIM DA SILVA RAMOS DO CARMO</text:p>
          </table:table-cell>
          <table:table-cell office:value-type="date" office:date-value="2004-03-20T00:00:00" table:style-name="ce2">
            <text:p>20/03/2004</text:p>
          </table:table-cell>
          <table:table-cell office:value-type="string" table:style-name="ce1">
            <text:p>21 anos e 5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009.084-99</text:p>
          </table:table-cell>
          <table:table-cell office:value-type="float" office:value="709004875746413" table:style-name="ce1">
            <text:p>7,09005E+14</text:p>
          </table:table-cell>
          <table:table-cell office:value-type="string" table:style-name="ce1">
            <text:p>(81) 99930-79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ao roberto borges souza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59.5" table:style-name="ce1">
            <text:p>159,5</text:p>
          </table:table-cell>
          <table:table-cell office:value-type="date" office:date-value="2019-03-29T00:00:00" table:style-name="ce2">
            <text:p>29/03/2019</text:p>
          </table:table-cell>
          <table:table-cell office:value-type="string" table:style-name="ce1">
            <text:p>100/60</text:p>
          </table:table-cell>
          <table:table-cell office:value-type="date" office:date-value="2019-03-29T00:00:00" table:style-name="ce2">
            <text:p>29/03/2019</text:p>
          </table:table-cell>
          <table:table-cell office:value-type="string" table:style-name="ce1">
            <text:p>Habitual</text:p>
          </table:table-cell>
          <table:table-cell office:value-type="float" office:value="371" table:style-name="ce1">
            <text:p>371</text:p>
          </table:table-cell>
          <table:table-cell office:value-type="float" office:value="2" table:style-name="ce1">
            <text:p>2</text:p>
          </table:table-cell>
          <table:table-cell office:value-type="float" office:value="366" table:style-name="ce1">
            <text:p>36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IDIANE SOARES DE ATAÍDE NUNES</text:p>
          </table:table-cell>
          <table:table-cell office:value-type="date" office:date-value="2005-10-20T00:00:00" table:style-name="ce2">
            <text:p>20/10/2005</text:p>
          </table:table-cell>
          <table:table-cell office:value-type="string" table:style-name="ce1">
            <text:p>19 anos e 10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080.464-08</text:p>
          </table:table-cell>
          <table:table-cell office:value-type="float" office:value="898005886529227" table:style-name="ce1">
            <text:p>8,98006E+14</text:p>
          </table:table-cell>
          <table:table-cell office:value-type="string" table:style-name="ce1">
            <text:p>(81) 98584-50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noel lisboa de moura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154.5" table:style-name="ce1">
            <text:p>154,5</text:p>
          </table:table-cell>
          <table:table-cell office:value-type="date" office:date-value="2022-09-29T00:00:00" table:style-name="ce2">
            <text:p>29/09/2022</text:p>
          </table:table-cell>
          <table:table-cell office:value-type="string" table:style-name="ce1">
            <text:p>115/73</text:p>
          </table:table-cell>
          <table:table-cell office:value-type="date" office:date-value="2022-09-29T00:00:00" table:style-name="ce2">
            <text:p>29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2" table:style-name="ce1">
            <text:p>19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TIANA FERREIRA DOS ANJOS</text:p>
          </table:table-cell>
          <table:table-cell office:value-type="date" office:date-value="1998-05-07T00:00:00" table:style-name="ce2">
            <text:p>07/05/1998</text:p>
          </table:table-cell>
          <table:table-cell office:value-type="string" table:style-name="ce1">
            <text:p>27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181.144-12</text:p>
          </table:table-cell>
          <table:table-cell office:value-type="float" office:value="703002848334672" table:style-name="ce1">
            <text:p>7,03003E+14</text:p>
          </table:table-cell>
          <table:table-cell office:value-type="string" table:style-name="ce1">
            <text:p>(81) 98790-19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onia maria lopes morais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90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" table:style-name="ce1">
            <text:p>74,5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10/7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1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8:11Z</meta:creation-date>
    <dc:date>2025-09-16T19:48:11Z</dc:date>
  </office:meta>
</office:document-meta>
</file>